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line-height="114%" fo:text-align="start" style:justify-single-word="false" fo:text-indent="0in" style:auto-text-indent="false" style:writing-mode="lr-tb"/>
      <style:text-properties style:font-name="Arial" fo:font-size="12pt" fo:font-weight="normal"/>
    </style:style>
    <style:style style:name="P2" style:family="paragraph" style:parent-style-name="Text_20_body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3" style:family="paragraph" style:parent-style-name="Text_20_body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language="en" fo:country="US" fo:font-weight="normal" style:font-size-asian="10pt" style:font-size-complex="10pt"/>
    </style:style>
    <style:style style:name="P4" style:family="paragraph" style:parent-style-name="Text_20_body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in" fo:margin-right="0in" fo:margin-top="0in" fo:margin-bottom="0in" fo:line-height="114%" fo:text-align="start" style:justify-single-word="false" fo:text-indent="0in" style:auto-text-indent="false" style:writing-mode="lr-tb"/>
      <style:text-properties style:font-name="DejaVu Sans Light" fo:font-size="10pt" fo:language="en" fo:country="US" fo:font-weight="bold" style:font-size-asian="10pt" style:font-size-complex="10pt"/>
    </style:style>
    <style:style style:name="P6" style:family="paragraph" style:parent-style-name="Text_20_body">
      <style:paragraph-properties fo:margin-left="1in" fo:margin-right="0in" fo:margin-top="0in" fo:margin-bottom="0in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style:font-size-asian="10pt" style:font-size-complex="10pt"/>
    </style:style>
    <style:style style:name="P7" style:family="paragraph" style:parent-style-name="Text_20_body">
      <style:paragraph-properties fo:margin-left="1in" fo:margin-right="0in" fo:margin-top="0in" fo:margin-bottom="0in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8" style:family="paragraph" style:parent-style-name="Text_20_body">
      <style:paragraph-properties fo:margin-left="1in" fo:margin-right="0in" fo:margin-top="0in" fo:margin-bottom="0in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style:font-size-asian="10pt" style:font-size-complex="10pt"/>
    </style:style>
    <style:style style:name="P9" style:family="paragraph" style:parent-style-name="Text_20_body">
      <style:paragraph-properties fo:margin-left="1in" fo:margin-right="0in" fo:margin-top="0in" fo:margin-bottom="0in" fo:line-height="114%" fo:text-align="start" style:justify-single-word="false" fo:text-indent="0.5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Start structure lab 3</text:p>
        <text:p text:style-name="P2"/>
        <text:p text:style-name="P2">1. Make some nicer animation, ex</text:p>
        <text:p text:style-name="P2"/>
        <text:p text:style-name="P5">TweenLite.from(div,.4</text:p>
        <text:p text:style-name="P6">,{css:{rotationY:-90, transformOrigin:"300% ", rotation:-1}</text:p>
        <text:p text:style-name="P6">,onComplete:function(){</text:p>
        <text:p text:style-name="P9">console.log('animated') }</text:p>
        <text:p text:style-name="P7">})</text:p>
        <text:p text:style-name="P8"/>
        <text:p text:style-name="P3"/>
        <text:p text:style-name="P2">2. Add click listeners to slider, to open form and display view</text:p>
        <text:p text:style-name="P2"/>
        <text:p text:style-name="P2"/>
        <text:p text:style-name="P2">3. Get bookmarks(hasher) and SEO to work </text:p>
        <text:p text:style-name="P2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meta:creation-date>2013-07-24T16:11:48.19</meta:creation-date>
    <dc:date>2013-08-09T14:19:20</dc:date>
    <meta:editing-duration>PT1M37S</meta:editing-duration>
    <meta:editing-cycles>2</meta:editing-cycles>
    <meta:document-statistic meta:table-count="0" meta:image-count="0" meta:object-count="0" meta:page-count="1" meta:paragraph-count="9" meta:word-count="38" meta:character-count="287"/>
  </office:meta>
</office:document-meta>
</file>